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5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You will study and modify a class for <text:a xlink:type="simple" xlink:href="https://en.wikipedia.org/wiki/Chemical_element" office:name=""><text:span text:style-name="Definition">chemical elements</text:span></text:a> (consult <text:a xlink:type="simple" xlink:href="https://en.wikipedia.org/wiki/List_of_chemical_elements#List" office:name=""><text:span text:style-name="Definition">https://en.wikipedia.org/wiki/List_of_chemical_elements#List</text:span></text:a> for a complete list)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ElemProject.zip" office:name=""><text:span text:style-name="Definition">ChemElemProject</text:span></text:a>, extract the project, open it in VS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s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, using data given by the user, create and display a ChemElem object (implicite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Program.cs”, create a second object using our custom constructor, and display the value of its attributes using the getters you previoulsy defined.</text:p>
        </text:list-item>
        <text:list-item>
          <text:p text:style-name="P2">In “ChemElem.cs”, write a no-args constructor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at the previous step.</text:p>
        </text:list-item>
        <text:list-item>
          <text:p text:style-name="P2">In “Program.cs”, try calling the <text:span text:style-name="NormalTok">FromKelvinToCelsius</text:span> method with one of your object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</text:p>
      <text:list text:style-name="L3">
        <text:list-item>
          <text:p text:style-name="P3">An attribute for the boilling point,</text:p>
        </text:list-item>
        <text:list-item>
          <text:p text:style-name="P3">All the tools needed to display the information in Fahrenheit degree, in addition to Celsius and Kelvin.</text:p>
        </text:list-item>
      </text:list>
      <text:p text:style-name="First_20_paragraph">You may want to comment part, of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for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melting point in Kelvin and in Fahrenheit,</text:p>
            </text:list-item>
            <text:list-item>
              <text:p text:style-name="P5">The boiling point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ur is the expected behaviou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5:10Z</meta:creation-date>
    <dc:date>2021-06-30T21:35:10Z</dc:date>
    <meta:user-defined meta:name="date" meta:value-type="string">June  30, 2021 (05:35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